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S Gothic" svg:font-family="'MS Gothi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_20_1">
      <style:text-properties officeooo:rsid="0001bea4" officeooo:paragraph-rsid="0001bea4"/>
    </style:style>
    <style:style style:name="P2" style:family="paragraph" style:parent-style-name="Text_20_body">
      <style:text-properties officeooo:rsid="0001bea4" officeooo:paragraph-rsid="0001bea4"/>
    </style:style>
    <style:style style:name="P3" style:family="paragraph" style:parent-style-name="Text_20_body">
      <style:text-properties fo:font-weight="bold" officeooo:rsid="0001bea4" officeooo:paragraph-rsid="0001bea4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Gnomy skalne</text:h>
      <text:p text:style-name="P2">Jako skalny gnom, masz naturalną żyłkę wynalazczości i wytrzymałość, której nie mają inne gnomy.</text:p>
      <text:p text:style-name="P2"><text:span text:style-name="T1">Zwiększenie wartości atrybutów</text:span>: Twoja Kondycja wzrasta o 1.</text:p>
      <text:p text:style-name="P3">Wiedza wynalazcy<text:span text:style-name="T2">: Kiedykolwiek wykonujesz rzut na Inteligencję (Historię) odnośnie magicznych przedmiotów, alchemicznych formuł i substancji lub urządzeń technologicznych, możesz dodać swój bonus z Biegłości dwa razy zamiast normalnego bonusu z Biegłości.</text:span></text:p>
      <text:p text:style-name="P3">Mechanik<text:span text:style-name="T2">: Masz biegłość w narzędziach artysty (narzędziach mechanika). Korzystajac z owych narzędzi, możesz spędzić 1 godzinę i wydać 10 sz na materiały, by stworzyć Maleńkiego golema (KP 5, 1 pż). To urządzenie przestaje działać po 24 godzinach (chyba, że spędzisz 1 godzinę na jego naprawianiu, by dalej działało) lub po tym, jak wykorzystasz swoją akcję, by je rozebrać – możesz wtedy odzyskać materiały, które wykorzystałeś do jego stworzenia. Możesz mieć do 3 takich urządzeń w jednym momencie. </text:span></text:p>
      <text:p text:style-name="P3"><text:span text:style-name="T2">Kiedy tworzysz urządzenie, wybierz jedną z poniższych opcji:</text:span></text:p>
      <text:p text:style-name="P3"><text:span text:style-name="T3">Mechanizm-zabawka</text:span><text:span text:style-name="T2">: To urządzenie to mechaniczna zabawka – zwierzę, potwór lub osoba, np.: żaba, mysz, ptak, smok lub żołnierz. Kiedy położy się ją na ziemi, zabawka porusza się 5 stóp w każdej z Twoich tur w przypadkowym kierunku. Wydaje dźwięki stosowne do istoty, którą przedstawia.</text:span></text:p>
      <text:p text:style-name="P3"><text:span text:style-name="T3">Zapalniczka</text:span><text:span text:style-name="T2">: To urządzenie tworzy miniaturowy ogień, którego można użyć by zapalić świecę, pochodnię lub rozpalić ognisko. Skorzystanie z tego urządzenia wymaga akcji.</text:span></text:p>
      <text:p text:style-name="P3"><text:span text:style-name="T3">Pozytywka</text:span><text:span text:style-name="T2">: Kiedy się ją otworzy, pozytywka gra pojedynczą piosenkę na średniej głośności. <text:s/>Pozytywka kończy grać gdy dotrze do końca piosenki lub gdy się ją zamknie. 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S Gothic" svg:font-family="'MS Gothi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l" fo:country="PL" style:font-name-asian="Segoe UI" style:font-size-asian="12pt" style:language-asian="ja" style:country-asian="JP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2-23T11:22:01.763000000</dc:date>
    <meta:editing-duration>PT10M23S</meta:editing-duration>
    <meta:editing-cycles>1</meta:editing-cycles>
    <meta:document-statistic meta:table-count="0" meta:image-count="0" meta:object-count="0" meta:page-count="1" meta:paragraph-count="9" meta:word-count="229" meta:character-count="1599" meta:non-whitespace-character-count="1374"/>
    <meta:generator>LibreOffice/7.1.4.2$Windows_X86_64 LibreOffice_project/a529a4fab45b75fefc5b6226684193eb000654f6</meta:generator>
  </office:meta>
</office:document-meta>
</file>